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38E7498029568FD02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052in, 2.0783in, 0.7744in, 6.5161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3882in" svg:y="0.352in" svg:width="7.561in" svg:height="5.4717in" draw:z-index="0"><draw:image xlink:href="Pictures/100002010000078000000438E7498029568FD022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7T20:29:02.757102396</meta:creation-date>
    <dc:date>2020-06-27T20:38:53.694245187</dc:date>
    <meta:editing-duration>PT9M52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